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TxtFormat folder contains the code for the project. It can be explored and read as individual files using a text editor or imported as a project in Eclipse.</text:p>
      <text:p text:style-name="Standard"/>
      <text:p text:style-name="Standard">FormatText.jar is an executable jar that takes one or two arguments. The proper command to execute it is "java -jar FormatText.jar &lt;inputfilename&gt; &lt;outputfilename&gt;". The default output filename is "formatted" added to the front of the inputfilename. File names need to have the extension included. As an example, </text:p>
      <text:p text:style-name="Standard">"java -jar FormatText.jar interview-book-data.txt output2.txt" is the command that I used to generate output2.txt.</text:p>
      <text:p text:style-name="Standard"/>
      <text:p text:style-name="Standard">ConsoleOutput.png is a screenshot of the console output generated from running FormatText.jar from the command line.</text:p>
      <text:p text:style-name="Standard"/>
      <text:p text:style-name="Standard">interview-book-data.txt is the sample data file provided by Jonathan.</text:p>
      <text:p text:style-name="Standard"/>
      <text:p text:style-name="Standard">output.txt is the output file generated from running the program within Eclipse.</text:p>
      <text:p text:style-name="Standard"/>
      <text:p text:style-name="Standard">output2.txt is the output file generated from running the executable jar from the command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5S</meta:editing-duration>
    <meta:editing-cycles>3</meta:editing-cycles>
    <meta:generator>OpenOffice/4.1.2$Win32 OpenOffice.org_project/412m3$Build-9782</meta:generator>
    <dc:date>2016-09-06T22:45:09.34</dc:date>
    <meta:document-statistic meta:table-count="0" meta:image-count="0" meta:object-count="0" meta:page-count="1" meta:paragraph-count="7" meta:word-count="142" meta:character-count="947"/>
    <dc:creator>Larkin Blake</dc:creator>
    <meta:user-defined meta:name="Info 1"/>
    <meta:user-defined meta:name="Info 2"/>
    <meta:user-defined meta:name="Info 3"/>
    <meta:user-defined meta:name="Info 4"/>
  </office:meta>
</office:document-meta>
</file>